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02f1" officeooo:paragraph-rsid="001002f1"/>
    </style:style>
    <style:style style:name="P2" style:family="paragraph" style:parent-style-name="Standard">
      <style:text-properties officeooo:rsid="0010f79a" officeooo:paragraph-rsid="0010f79a"/>
    </style:style>
    <style:style style:name="T1" style:family="text">
      <style:text-properties officeooo:rsid="0011a1a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cherche Opérationelle</text:p>
      <text:p text:style-name="P1"/>
      <text:p text:style-name="P1">Tous problème linéaire pour être transformé en forme canonique</text:p>
      <text:p text:style-name="P1"/>
      <text:p text:style-name="P2">max(3x+ 2y) = - min(-3x-2y) <text:span text:style-name="T1">toujours vra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8:18:54.250871297</meta:creation-date>
    <dc:date>2017-02-03T08:25:57.034979156</dc:date>
    <meta:editing-duration>PT2M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1" meta:paragraph-count="3" meta:word-count="18" meta:character-count="126" meta:non-whitespace-character-count="111"/>
  </office:meta>
</office:document-meta>
</file>